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roponowany tytuł historyjki</text:h>
      <text:p text:style-name="Standard">Pewnego dnia jakiś znajomy zatrzymał mnie i powiedział ze złością w głosie:</text:p>
      <text:list xml:id="list544193164" text:style-name="L1">
        <text:list-item>
          <text:p text:style-name="P3">..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Jan Kowal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2-04-03T09:54:47</meta:creation-date>
    <dc:date>2012-04-03T10:21:22</dc:date>
    <dc:creator>robert </dc:creator>
    <meta:editing-duration>PT9M56S</meta:editing-duration>
    <meta:editing-cycles>6</meta:editing-cycles>
    <meta:generator>LibreOffice/3.5$Linux_x86 LibreOffice_project/350m1$Build-102</meta:generator>
    <meta:document-statistic meta:table-count="0" meta:image-count="0" meta:object-count="0" meta:page-count="1" meta:paragraph-count="4" meta:word-count="19" meta:character-count="119" meta:non-whitespace-character-count="105"/>
  </office:meta>
</office:document-meta>
</file>